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3" table:default-cell-style-name="ce1"/>
        <table:table-column table:style-name="co5" table:number-columns-repeated="4" table:default-cell-style-name="ce2"/>
        <table:table-row table:style-name="ro1">
          <table:table-cell table:number-columns-repeated="6"/>
          <table:table-cell table:style-name="Default" office:value-type="string">
            <text:p>Yes-yes</text:p>
          </table:table-cell>
          <table:table-cell table:style-name="Default" office:value-type="string">
            <text:p>Yes-no</text:p>
          </table:table-cell>
          <table:table-cell table:style-name="Default" office:value-type="string">
            <text:p>No-yes</text:p>
          </table:table-cell>
          <table:table-cell table:style-name="Default" office:value-type="string">
            <text:p>No-no</text:p>
          </table:table-cell>
        </table:table-row>
        <table:table-row table:style-name="ro1">
          <table:table-cell office:value-type="string">
            <text:p>Create a Form to fill out</text:p>
          </table:table-cell>
          <table:table-cell office:value-type="string">
            <text:p>Form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]=TRUE();[.D2]=TRUE());1;0)" office:value-type="float" office:value="1">
            <text:p>1</text:p>
          </table:table-cell>
          <table:table-cell table:formula="of:=IF(AND([.C2]=TRUE();[.D2]=FALSE());1;0)" office:value-type="float" office:value="0">
            <text:p>0</text:p>
          </table:table-cell>
          <table:table-cell table:formula="of:=IF(AND([.C2]=FALSE();[.D2]=TRUE());1;0)" office:value-type="float" office:value="0">
            <text:p>0</text:p>
          </table:table-cell>
          <table:table-cell table:formula="of:=IF(AND([.C2]=FALSE();[.D2]=FALSE());1;0)" office:value-type="float" office:value="0">
            <text:p>0</text:p>
          </table:table-cell>
        </table:table-row>
        <table:table-row table:style-name="ro1">
          <table:table-cell office:value-type="string">
            <text:p>Create a Form to fill out</text:p>
          </table:table-cell>
          <table:table-cell office:value-type="string">
            <text:p>FormField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]=TRUE();[.D3]=TRUE());1;0)" office:value-type="float" office:value="1">
            <text:p>1</text:p>
          </table:table-cell>
          <table:table-cell table:formula="of:=IF(AND([.C3]=TRUE();[.D3]=FALSE());1;0)" office:value-type="float" office:value="0">
            <text:p>0</text:p>
          </table:table-cell>
          <table:table-cell table:formula="of:=IF(AND([.C3]=FALSE();[.D3]=TRUE());1;0)" office:value-type="float" office:value="0">
            <text:p>0</text:p>
          </table:table-cell>
          <table:table-cell table:formula="of:=IF(AND([.C3]=FALSE();[.D3]=FALSE());1;0)" office:value-type="float" office:value="0">
            <text:p>0</text:p>
          </table:table-cell>
        </table:table-row>
        <table:table-row table:style-name="ro1">
          <table:table-cell office:value-type="string">
            <text:p>Answer a Form</text:p>
          </table:table-cell>
          <table:table-cell office:value-type="string">
            <text:p>Form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]=TRUE();[.D4]=TRUE());1;0)" office:value-type="float" office:value="1">
            <text:p>1</text:p>
          </table:table-cell>
          <table:table-cell table:formula="of:=IF(AND([.C4]=TRUE();[.D4]=FALSE());1;0)" office:value-type="float" office:value="0">
            <text:p>0</text:p>
          </table:table-cell>
          <table:table-cell table:formula="of:=IF(AND([.C4]=FALSE();[.D4]=TRUE());1;0)" office:value-type="float" office:value="0">
            <text:p>0</text:p>
          </table:table-cell>
          <table:table-cell table:formula="of:=IF(AND([.C4]=FALSE();[.D4]=FALSE());1;0)" office:value-type="float" office:value="0">
            <text:p>0</text:p>
          </table:table-cell>
        </table:table-row>
        <table:table-row table:style-name="ro1">
          <table:table-cell office:value-type="string">
            <text:p>Answer a Form</text:p>
          </table:table-cell>
          <table:table-cell office:value-type="string">
            <text:p>FormField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5]=TRUE();[.D5]=TRUE());1;0)" office:value-type="float" office:value="0">
            <text:p>0</text:p>
          </table:table-cell>
          <table:table-cell table:formula="of:=IF(AND([.C5]=TRUE();[.D5]=FALSE());1;0)" office:value-type="float" office:value="0">
            <text:p>0</text:p>
          </table:table-cell>
          <table:table-cell table:formula="of:=IF(AND([.C5]=FALSE();[.D5]=TRUE());1;0)" office:value-type="float" office:value="0">
            <text:p>0</text:p>
          </table:table-cell>
          <table:table-cell table:formula="of:=IF(AND([.C5]=FALSE();[.D5]=FALSE());1;0)" office:value-type="float" office:value="1">
            <text:p>1</text:p>
          </table:table-cell>
        </table:table-row>
        <table:table-row table:style-name="ro1">
          <table:table-cell office:value-type="string">
            <text:p>Answer a Form - part 2</text:p>
          </table:table-cell>
          <table:table-cell office:value-type="string">
            <text:p>Form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]=TRUE();[.D6]=TRUE());1;0)" office:value-type="float" office:value="1">
            <text:p>1</text:p>
          </table:table-cell>
          <table:table-cell table:formula="of:=IF(AND([.C6]=TRUE();[.D6]=FALSE());1;0)" office:value-type="float" office:value="0">
            <text:p>0</text:p>
          </table:table-cell>
          <table:table-cell table:formula="of:=IF(AND([.C6]=FALSE();[.D6]=TRUE());1;0)" office:value-type="float" office:value="0">
            <text:p>0</text:p>
          </table:table-cell>
          <table:table-cell table:formula="of:=IF(AND([.C6]=FALSE();[.D6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 file to another user</text:p>
          </table:table-cell>
          <table:table-cell office:value-type="string">
            <text:p>FileTransfer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]=TRUE();[.D7]=TRUE());1;0)" office:value-type="float" office:value="1">
            <text:p>1</text:p>
          </table:table-cell>
          <table:table-cell table:formula="of:=IF(AND([.C7]=TRUE();[.D7]=FALSE());1;0)" office:value-type="float" office:value="0">
            <text:p>0</text:p>
          </table:table-cell>
          <table:table-cell table:formula="of:=IF(AND([.C7]=FALSE();[.D7]=TRUE());1;0)" office:value-type="float" office:value="0">
            <text:p>0</text:p>
          </table:table-cell>
          <table:table-cell table:formula="of:=IF(AND([.C7]=FALSE();[.D7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 file to another user - part 2</text:p>
          </table:table-cell>
          <table:table-cell office:value-type="string">
            <text:p>OutgoingFileTransf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8]=TRUE();[.D8]=TRUE());1;0)" office:value-type="float" office:value="1">
            <text:p>1</text:p>
          </table:table-cell>
          <table:table-cell table:formula="of:=IF(AND([.C8]=TRUE();[.D8]=FALSE());1;0)" office:value-type="float" office:value="0">
            <text:p>0</text:p>
          </table:table-cell>
          <table:table-cell table:formula="of:=IF(AND([.C8]=FALSE();[.D8]=TRUE());1;0)" office:value-type="float" office:value="0">
            <text:p>0</text:p>
          </table:table-cell>
          <table:table-cell table:formula="of:=IF(AND([.C8]=FALSE();[.D8]=FALSE());1;0)" office:value-type="float" office:value="0">
            <text:p>0</text:p>
          </table:table-cell>
        </table:table-row>
        <table:table-row table:style-name="ro1">
          <table:table-cell office:value-type="string">
            <text:p>Recieving a file from another user</text:p>
          </table:table-cell>
          <table:table-cell office:value-type="string">
            <text:p>FileTransferManage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table:formula="of:=IF(AND([.C9]=TRUE();[.D9]=TRUE());1;0)" office:value-type="float" office:value="0">
            <text:p>0</text:p>
          </table:table-cell>
          <table:table-cell table:formula="of:=IF(AND([.C9]=TRUE();[.D9]=FALSE());1;0)" office:value-type="float" office:value="1">
            <text:p>1</text:p>
          </table:table-cell>
          <table:table-cell table:formula="of:=IF(AND([.C9]=FALSE();[.D9]=TRUE());1;0)" office:value-type="float" office:value="0">
            <text:p>0</text:p>
          </table:table-cell>
          <table:table-cell table:formula="of:=IF(AND([.C9]=FALSE();[.D9]=FALSE());1;0)" office:value-type="float" office:value="0">
            <text:p>0</text:p>
          </table:table-cell>
        </table:table-row>
        <table:table-row table:style-name="ro1">
          <table:table-cell office:value-type="string">
            <text:p>Recieving a file from another user</text:p>
          </table:table-cell>
          <table:table-cell office:value-type="string">
            <text:p>FileTransferListene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table:formula="of:=IF(AND([.C10]=TRUE();[.D10]=TRUE());1;0)" office:value-type="float" office:value="0">
            <text:p>0</text:p>
          </table:table-cell>
          <table:table-cell table:formula="of:=IF(AND([.C10]=TRUE();[.D10]=FALSE());1;0)" office:value-type="float" office:value="1">
            <text:p>1</text:p>
          </table:table-cell>
          <table:table-cell table:formula="of:=IF(AND([.C10]=FALSE();[.D10]=TRUE());1;0)" office:value-type="float" office:value="0">
            <text:p>0</text:p>
          </table:table-cell>
          <table:table-cell table:formula="of:=IF(AND([.C10]=FALSE();[.D10]=FALSE());1;0)" office:value-type="float" office:value="0">
            <text:p>0</text:p>
          </table:table-cell>
        </table:table-row>
        <table:table-row table:style-name="ro1">
          <table:table-cell office:value-type="string">
            <text:p>Recieving a file from another user</text:p>
          </table:table-cell>
          <table:table-cell office:value-type="string">
            <text:p>FileTransferRequest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11]=TRUE();[.D11]=TRUE());1;0)" office:value-type="float" office:value="0">
            <text:p>0</text:p>
          </table:table-cell>
          <table:table-cell table:formula="of:=IF(AND([.C11]=TRUE();[.D11]=FALSE());1;0)" office:value-type="float" office:value="0">
            <text:p>0</text:p>
          </table:table-cell>
          <table:table-cell table:formula="of:=IF(AND([.C11]=FALSE();[.D11]=TRUE());1;0)" office:value-type="float" office:value="0">
            <text:p>0</text:p>
          </table:table-cell>
          <table:table-cell table:formula="of:=IF(AND([.C11]=FALSE();[.D11]=FALSE());1;0)" office:value-type="float" office:value="1">
            <text:p>1</text:p>
          </table:table-cell>
        </table:table-row>
        <table:table-row table:style-name="ro1">
          <table:table-cell office:value-type="string">
            <text:p>Recieving a file from another user - part 2</text:p>
          </table:table-cell>
          <table:table-cell office:value-type="string">
            <text:p>FileTransferReques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12]=TRUE();[.D12]=TRUE());1;0)" office:value-type="float" office:value="1">
            <text:p>1</text:p>
          </table:table-cell>
          <table:table-cell table:formula="of:=IF(AND([.C12]=TRUE();[.D12]=FALSE());1;0)" office:value-type="float" office:value="0">
            <text:p>0</text:p>
          </table:table-cell>
          <table:table-cell table:formula="of:=IF(AND([.C12]=FALSE();[.D12]=TRUE());1;0)" office:value-type="float" office:value="0">
            <text:p>0</text:p>
          </table:table-cell>
          <table:table-cell table:formula="of:=IF(AND([.C12]=FALSE();[.D12]=FALSE());1;0)" office:value-type="float" office:value="0">
            <text:p>0</text:p>
          </table:table-cell>
        </table:table-row>
        <table:table-row table:style-name="ro1">
          <table:table-cell office:value-type="string">
            <text:p>Recieving a file from another user - part 2</text:p>
          </table:table-cell>
          <table:table-cell office:value-type="string">
            <text:p>IncomingFileTransf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13]=TRUE();[.D13]=TRUE());1;0)" office:value-type="float" office:value="1">
            <text:p>1</text:p>
          </table:table-cell>
          <table:table-cell table:formula="of:=IF(AND([.C13]=TRUE();[.D13]=FALSE());1;0)" office:value-type="float" office:value="0">
            <text:p>0</text:p>
          </table:table-cell>
          <table:table-cell table:formula="of:=IF(AND([.C13]=FALSE();[.D13]=TRUE());1;0)" office:value-type="float" office:value="0">
            <text:p>0</text:p>
          </table:table-cell>
          <table:table-cell table:formula="of:=IF(AND([.C13]=FALSE();[.D13]=FALSE());1;0)" office:value-type="float" office:value="0">
            <text:p>0</text:p>
          </table:table-cell>
        </table:table-row>
        <table:table-row table:style-name="ro1">
          <table:table-cell office:value-type="string">
            <text:p>Monitoring the progress of a file transfer</text:p>
          </table:table-cell>
          <table:table-cell office:value-type="string">
            <text:p>IncomingFileTransf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14]=TRUE();[.D14]=TRUE());1;0)" office:value-type="float" office:value="0">
            <text:p>0</text:p>
          </table:table-cell>
          <table:table-cell table:formula="of:=IF(AND([.C14]=TRUE();[.D14]=FALSE());1;0)" office:value-type="float" office:value="0">
            <text:p>0</text:p>
          </table:table-cell>
          <table:table-cell table:formula="of:=IF(AND([.C14]=FALSE();[.D14]=TRUE());1;0)" office:value-type="float" office:value="0">
            <text:p>0</text:p>
          </table:table-cell>
          <table:table-cell table:formula="of:=IF(AND([.C14]=FALSE();[.D14]=FALSE());1;0)" office:value-type="float" office:value="1">
            <text:p>1</text:p>
          </table:table-cell>
        </table:table-row>
        <table:table-row table:style-name="ro1">
          <table:table-cell office:value-type="string">
            <text:p>Monitoring the progress of a file transfer</text:p>
          </table:table-cell>
          <table:table-cell office:value-type="string">
            <text:p>OutgoingFileTransf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15]=TRUE();[.D15]=TRUE());1;0)" office:value-type="float" office:value="0">
            <text:p>0</text:p>
          </table:table-cell>
          <table:table-cell table:formula="of:=IF(AND([.C15]=TRUE();[.D15]=FALSE());1;0)" office:value-type="float" office:value="0">
            <text:p>0</text:p>
          </table:table-cell>
          <table:table-cell table:formula="of:=IF(AND([.C15]=FALSE();[.D15]=TRUE());1;0)" office:value-type="float" office:value="0">
            <text:p>0</text:p>
          </table:table-cell>
          <table:table-cell table:formula="of:=IF(AND([.C15]=FALSE();[.D15]=FALSE());1;0)" office:value-type="float" office:value="1">
            <text:p>1</text:p>
          </table:table-cell>
        </table:table-row>
        <table:table-row table:style-name="ro1">
          <table:table-cell office:value-type="string">
            <text:p>Monitoring the progress of a file transfer</text:p>
          </table:table-cell>
          <table:table-cell office:value-type="string">
            <text:p>FileTransf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16]=TRUE();[.D16]=TRUE());1;0)" office:value-type="float" office:value="1">
            <text:p>1</text:p>
          </table:table-cell>
          <table:table-cell table:formula="of:=IF(AND([.C16]=TRUE();[.D16]=FALSE());1;0)" office:value-type="float" office:value="0">
            <text:p>0</text:p>
          </table:table-cell>
          <table:table-cell table:formula="of:=IF(AND([.C16]=FALSE();[.D16]=TRUE());1;0)" office:value-type="float" office:value="0">
            <text:p>0</text:p>
          </table:table-cell>
          <table:table-cell table:formula="of:=IF(AND([.C16]=FALSE();[.D16]=FALSE());1;0)" office:value-type="float" office:value="0">
            <text:p>0</text:p>
          </table:table-cell>
        </table:table-row>
        <table:table-row table:style-name="ro1">
          <table:table-cell office:value-type="string">
            <text:p>Processing Incoming Packets</text:p>
          </table:table-cell>
          <table:table-cell office:value-type="string">
            <text:p>PacketCollecto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17]=TRUE();[.D17]=TRUE());1;0)" office:value-type="float" office:value="1">
            <text:p>1</text:p>
          </table:table-cell>
          <table:table-cell table:formula="of:=IF(AND([.C17]=TRUE();[.D17]=FALSE());1;0)" office:value-type="float" office:value="0">
            <text:p>0</text:p>
          </table:table-cell>
          <table:table-cell table:formula="of:=IF(AND([.C17]=FALSE();[.D17]=TRUE());1;0)" office:value-type="float" office:value="0">
            <text:p>0</text:p>
          </table:table-cell>
          <table:table-cell table:formula="of:=IF(AND([.C17]=FALSE();[.D17]=FALSE());1;0)" office:value-type="float" office:value="0">
            <text:p>0</text:p>
          </table:table-cell>
        </table:table-row>
        <table:table-row table:style-name="ro1">
          <table:table-cell office:value-type="string">
            <text:p>Processing Incoming Packets</text:p>
          </table:table-cell>
          <table:table-cell office:value-type="string">
            <text:p>Packet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18]=TRUE();[.D18]=TRUE());1;0)" office:value-type="float" office:value="1">
            <text:p>1</text:p>
          </table:table-cell>
          <table:table-cell table:formula="of:=IF(AND([.C18]=TRUE();[.D18]=FALSE());1;0)" office:value-type="float" office:value="0">
            <text:p>0</text:p>
          </table:table-cell>
          <table:table-cell table:formula="of:=IF(AND([.C18]=FALSE();[.D18]=TRUE());1;0)" office:value-type="float" office:value="0">
            <text:p>0</text:p>
          </table:table-cell>
          <table:table-cell table:formula="of:=IF(AND([.C18]=FALSE();[.D18]=FALSE());1;0)" office:value-type="float" office:value="0">
            <text:p>0</text:p>
          </table:table-cell>
        </table:table-row>
        <table:table-row table:style-name="ro1">
          <table:table-cell office:value-type="string">
            <text:p>Processing Incoming Packets</text:p>
          </table:table-cell>
          <table:table-cell office:value-type="string">
            <text:p>Connection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19]=TRUE();[.D19]=TRUE());1;0)" office:value-type="float" office:value="0">
            <text:p>0</text:p>
          </table:table-cell>
          <table:table-cell table:formula="of:=IF(AND([.C19]=TRUE();[.D19]=FALSE());1;0)" office:value-type="float" office:value="0">
            <text:p>0</text:p>
          </table:table-cell>
          <table:table-cell table:formula="of:=IF(AND([.C19]=FALSE();[.D19]=TRUE());1;0)" office:value-type="float" office:value="1">
            <text:p>1</text:p>
          </table:table-cell>
          <table:table-cell table:formula="of:=IF(AND([.C19]=FALSE();[.D19]=FALSE());1;0)" office:value-type="float" office:value="0">
            <text:p>0</text:p>
          </table:table-cell>
        </table:table-row>
        <table:table-row table:style-name="ro1">
          <table:table-cell office:value-type="string">
            <text:p>Processing Incoming Packets</text:p>
          </table:table-cell>
          <table:table-cell office:value-type="string">
            <text:p>PacketFilter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20]=TRUE();[.D20]=TRUE());1;0)" office:value-type="float" office:value="0">
            <text:p>0</text:p>
          </table:table-cell>
          <table:table-cell table:formula="of:=IF(AND([.C20]=TRUE();[.D20]=FALSE());1;0)" office:value-type="float" office:value="0">
            <text:p>0</text:p>
          </table:table-cell>
          <table:table-cell table:formula="of:=IF(AND([.C20]=FALSE();[.D20]=TRUE());1;0)" office:value-type="float" office:value="1">
            <text:p>1</text:p>
          </table:table-cell>
          <table:table-cell table:formula="of:=IF(AND([.C20]=FALSE();[.D20]=FALSE());1;0)" office:value-type="float" office:value="0">
            <text:p>0</text:p>
          </table:table-cell>
        </table:table-row>
        <table:table-row table:style-name="ro1">
          <table:table-cell office:value-type="string">
            <text:p>Provider Architecture: Packet Extensions and Custom IQ's</text:p>
          </table:table-cell>
          <table:table-cell office:value-type="string">
            <text:p>IQProvid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21]=TRUE();[.D21]=TRUE());1;0)" office:value-type="float" office:value="0">
            <text:p>0</text:p>
          </table:table-cell>
          <table:table-cell table:formula="of:=IF(AND([.C21]=TRUE();[.D21]=FALSE());1;0)" office:value-type="float" office:value="0">
            <text:p>0</text:p>
          </table:table-cell>
          <table:table-cell table:formula="of:=IF(AND([.C21]=FALSE();[.D21]=TRUE());1;0)" office:value-type="float" office:value="0">
            <text:p>0</text:p>
          </table:table-cell>
          <table:table-cell table:formula="of:=IF(AND([.C21]=FALSE();[.D21]=FALSE());1;0)" office:value-type="float" office:value="1">
            <text:p>1</text:p>
          </table:table-cell>
        </table:table-row>
        <table:table-row table:style-name="ro1">
          <table:table-cell office:value-type="string">
            <text:p>Provider Architecture: Packet Extensions and Custom IQ's</text:p>
          </table:table-cell>
          <table:table-cell office:value-type="string">
            <text:p>PacketExtens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22]=TRUE();[.D22]=TRUE());1;0)" office:value-type="float" office:value="0">
            <text:p>0</text:p>
          </table:table-cell>
          <table:table-cell table:formula="of:=IF(AND([.C22]=TRUE();[.D22]=FALSE());1;0)" office:value-type="float" office:value="0">
            <text:p>0</text:p>
          </table:table-cell>
          <table:table-cell table:formula="of:=IF(AND([.C22]=FALSE();[.D22]=TRUE());1;0)" office:value-type="float" office:value="0">
            <text:p>0</text:p>
          </table:table-cell>
          <table:table-cell table:formula="of:=IF(AND([.C22]=FALSE();[.D22]=FALSE());1;0)" office:value-type="float" office:value="1">
            <text:p>1</text:p>
          </table:table-cell>
        </table:table-row>
        <table:table-row table:style-name="ro1">
          <table:table-cell office:value-type="string">
            <text:p>Node creation and configuration</text:p>
          </table:table-cell>
          <table:table-cell office:value-type="string">
            <text:p>PubSub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3]=TRUE();[.D23]=TRUE());1;0)" office:value-type="float" office:value="1">
            <text:p>1</text:p>
          </table:table-cell>
          <table:table-cell table:formula="of:=IF(AND([.C23]=TRUE();[.D23]=FALSE());1;0)" office:value-type="float" office:value="0">
            <text:p>0</text:p>
          </table:table-cell>
          <table:table-cell table:formula="of:=IF(AND([.C23]=FALSE();[.D23]=TRUE());1;0)" office:value-type="float" office:value="0">
            <text:p>0</text:p>
          </table:table-cell>
          <table:table-cell table:formula="of:=IF(AND([.C23]=FALSE();[.D23]=FALSE());1;0)" office:value-type="float" office:value="0">
            <text:p>0</text:p>
          </table:table-cell>
        </table:table-row>
        <table:table-row table:style-name="ro1">
          <table:table-cell office:value-type="string">
            <text:p>Publishing to a node</text:p>
          </table:table-cell>
          <table:table-cell office:value-type="string">
            <text:p>LeafNod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24]=TRUE();[.D24]=TRUE());1;0)" office:value-type="float" office:value="0">
            <text:p>0</text:p>
          </table:table-cell>
          <table:table-cell table:formula="of:=IF(AND([.C24]=TRUE();[.D24]=FALSE());1;0)" office:value-type="float" office:value="1">
            <text:p>1</text:p>
          </table:table-cell>
          <table:table-cell table:formula="of:=IF(AND([.C24]=FALSE();[.D24]=TRUE());1;0)" office:value-type="float" office:value="0">
            <text:p>0</text:p>
          </table:table-cell>
          <table:table-cell table:formula="of:=IF(AND([.C24]=FALSE();[.D24]=FALSE());1;0)" office:value-type="float" office:value="0">
            <text:p>0</text:p>
          </table:table-cell>
        </table:table-row>
        <table:table-row table:style-name="ro1">
          <table:table-cell office:value-type="string">
            <text:p>Receiving pubsub messages</text:p>
          </table:table-cell>
          <table:table-cell office:value-type="string">
            <text:p>Node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5]=TRUE();[.D25]=TRUE());1;0)" office:value-type="float" office:value="1">
            <text:p>1</text:p>
          </table:table-cell>
          <table:table-cell table:formula="of:=IF(AND([.C25]=TRUE();[.D25]=FALSE());1;0)" office:value-type="float" office:value="0">
            <text:p>0</text:p>
          </table:table-cell>
          <table:table-cell table:formula="of:=IF(AND([.C25]=FALSE();[.D25]=TRUE());1;0)" office:value-type="float" office:value="0">
            <text:p>0</text:p>
          </table:table-cell>
          <table:table-cell table:formula="of:=IF(AND([.C25]=FALSE();[.D25]=FALSE());1;0)" office:value-type="float" office:value="0">
            <text:p>0</text:p>
          </table:table-cell>
        </table:table-row>
        <table:table-row table:style-name="ro1">
          <table:table-cell office:value-type="string">
            <text:p>Retrieving persisted pubsub messages</text:p>
          </table:table-cell>
          <table:table-cell office:value-type="string">
            <text:p>LeafNod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table:formula="of:=IF(AND([.C26]=TRUE();[.D26]=TRUE());1;0)" office:value-type="float" office:value="0">
            <text:p>0</text:p>
          </table:table-cell>
          <table:table-cell table:formula="of:=IF(AND([.C26]=TRUE();[.D26]=FALSE());1;0)" office:value-type="float" office:value="1">
            <text:p>1</text:p>
          </table:table-cell>
          <table:table-cell table:formula="of:=IF(AND([.C26]=FALSE();[.D26]=TRUE());1;0)" office:value-type="float" office:value="0">
            <text:p>0</text:p>
          </table:table-cell>
          <table:table-cell table:formula="of:=IF(AND([.C26]=FALSE();[.D26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pubsub information</text:p>
          </table:table-cell>
          <table:table-cell office:value-type="string">
            <text:p>PubSub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7]=TRUE();[.D27]=TRUE());1;0)" office:value-type="float" office:value="1">
            <text:p>1</text:p>
          </table:table-cell>
          <table:table-cell table:formula="of:=IF(AND([.C27]=TRUE();[.D27]=FALSE());1;0)" office:value-type="float" office:value="0">
            <text:p>0</text:p>
          </table:table-cell>
          <table:table-cell table:formula="of:=IF(AND([.C27]=FALSE();[.D27]=TRUE());1;0)" office:value-type="float" office:value="0">
            <text:p>0</text:p>
          </table:table-cell>
          <table:table-cell table:formula="of:=IF(AND([.C27]=FALSE();[.D27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pubsub information</text:p>
          </table:table-cell>
          <table:table-cell office:value-type="string">
            <text:p>Node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8]=TRUE();[.D28]=TRUE());1;0)" office:value-type="float" office:value="1">
            <text:p>1</text:p>
          </table:table-cell>
          <table:table-cell table:formula="of:=IF(AND([.C28]=TRUE();[.D28]=FALSE());1;0)" office:value-type="float" office:value="0">
            <text:p>0</text:p>
          </table:table-cell>
          <table:table-cell table:formula="of:=IF(AND([.C28]=FALSE();[.D28]=TRUE());1;0)" office:value-type="float" office:value="0">
            <text:p>0</text:p>
          </table:table-cell>
          <table:table-cell table:formula="of:=IF(AND([.C28]=FALSE();[.D28]=FALSE());1;0)" office:value-type="float" office:value="0">
            <text:p>0</text:p>
          </table:table-cell>
        </table:table-row>
        <table:table-row table:style-name="ro1">
          <table:table-cell office:value-type="string">
            <text:p>Debugging with Smack</text:p>
          </table:table-cell>
          <table:table-cell office:value-type="string">
            <text:p>Connection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29]=TRUE();[.D29]=TRUE());1;0)" office:value-type="float" office:value="1">
            <text:p>1</text:p>
          </table:table-cell>
          <table:table-cell table:formula="of:=IF(AND([.C29]=TRUE();[.D29]=FALSE());1;0)" office:value-type="float" office:value="0">
            <text:p>0</text:p>
          </table:table-cell>
          <table:table-cell table:formula="of:=IF(AND([.C29]=FALSE();[.D29]=TRUE());1;0)" office:value-type="float" office:value="0">
            <text:p>0</text:p>
          </table:table-cell>
          <table:table-cell table:formula="of:=IF(AND([.C29]=FALSE();[.D29]=FALSE());1;0)" office:value-type="float" office:value="0">
            <text:p>0</text:p>
          </table:table-cell>
        </table:table-row>
        <table:table-row table:style-name="ro1">
          <table:table-cell office:value-type="string">
            <text:p>Debugging with Smack</text:p>
          </table:table-cell>
          <table:table-cell office:value-type="string">
            <text:p>SmackDebugg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30]=TRUE();[.D30]=TRUE());1;0)" office:value-type="float" office:value="0">
            <text:p>0</text:p>
          </table:table-cell>
          <table:table-cell table:formula="of:=IF(AND([.C30]=TRUE();[.D30]=FALSE());1;0)" office:value-type="float" office:value="0">
            <text:p>0</text:p>
          </table:table-cell>
          <table:table-cell table:formula="of:=IF(AND([.C30]=FALSE();[.D30]=TRUE());1;0)" office:value-type="float" office:value="0">
            <text:p>0</text:p>
          </table:table-cell>
          <table:table-cell table:formula="of:=IF(AND([.C30]=FALSE();[.D30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XMPP entity features</text:p>
          </table:table-cell>
          <table:table-cell office:value-type="string">
            <text:p>ServiceDiscovery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1]=TRUE();[.D31]=TRUE());1;0)" office:value-type="float" office:value="1">
            <text:p>1</text:p>
          </table:table-cell>
          <table:table-cell table:formula="of:=IF(AND([.C31]=TRUE();[.D31]=FALSE());1;0)" office:value-type="float" office:value="0">
            <text:p>0</text:p>
          </table:table-cell>
          <table:table-cell table:formula="of:=IF(AND([.C31]=FALSE();[.D31]=TRUE());1;0)" office:value-type="float" office:value="0">
            <text:p>0</text:p>
          </table:table-cell>
          <table:table-cell table:formula="of:=IF(AND([.C31]=FALSE();[.D31]=FALSE());1;0)" office:value-type="float" office:value="0">
            <text:p>0</text:p>
          </table:table-cell>
        </table:table-row>
        <table:table-row table:style-name="ro1">
          <table:table-cell office:value-type="string">
            <text:p>Provide node information</text:p>
          </table:table-cell>
          <table:table-cell office:value-type="string">
            <text:p>ServiceDiscovery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2]=TRUE();[.D32]=TRUE());1;0)" office:value-type="float" office:value="1">
            <text:p>1</text:p>
          </table:table-cell>
          <table:table-cell table:formula="of:=IF(AND([.C32]=TRUE();[.D32]=FALSE());1;0)" office:value-type="float" office:value="0">
            <text:p>0</text:p>
          </table:table-cell>
          <table:table-cell table:formula="of:=IF(AND([.C32]=FALSE();[.D32]=TRUE());1;0)" office:value-type="float" office:value="0">
            <text:p>0</text:p>
          </table:table-cell>
          <table:table-cell table:formula="of:=IF(AND([.C32]=FALSE();[.D32]=FALSE());1;0)" office:value-type="float" office:value="0">
            <text:p>0</text:p>
          </table:table-cell>
        </table:table-row>
        <table:table-row table:style-name="ro1">
          <table:table-cell office:value-type="string">
            <text:p>Provide node information</text:p>
          </table:table-cell>
          <table:table-cell office:value-type="string">
            <text:p>NodeInformationProvide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table:formula="of:=IF(AND([.C33]=TRUE();[.D33]=TRUE());1;0)" office:value-type="float" office:value="0">
            <text:p>0</text:p>
          </table:table-cell>
          <table:table-cell table:formula="of:=IF(AND([.C33]=TRUE();[.D33]=FALSE());1;0)" office:value-type="float" office:value="1">
            <text:p>1</text:p>
          </table:table-cell>
          <table:table-cell table:formula="of:=IF(AND([.C33]=FALSE();[.D33]=TRUE());1;0)" office:value-type="float" office:value="0">
            <text:p>0</text:p>
          </table:table-cell>
          <table:table-cell table:formula="of:=IF(AND([.C33]=FALSE();[.D33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items associated with an XMPP entity</text:p>
          </table:table-cell>
          <table:table-cell office:value-type="string">
            <text:p>ServiceDiscovery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4]=TRUE();[.D34]=TRUE());1;0)" office:value-type="float" office:value="1">
            <text:p>1</text:p>
          </table:table-cell>
          <table:table-cell table:formula="of:=IF(AND([.C34]=TRUE();[.D34]=FALSE());1;0)" office:value-type="float" office:value="0">
            <text:p>0</text:p>
          </table:table-cell>
          <table:table-cell table:formula="of:=IF(AND([.C34]=FALSE();[.D34]=TRUE());1;0)" office:value-type="float" office:value="0">
            <text:p>0</text:p>
          </table:table-cell>
          <table:table-cell table:formula="of:=IF(AND([.C34]=FALSE();[.D34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items associated with an XMPP entity</text:p>
          </table:table-cell>
          <table:table-cell office:value-type="string">
            <text:p>DiscoverItems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35]=TRUE();[.D35]=TRUE());1;0)" office:value-type="float" office:value="0">
            <text:p>0</text:p>
          </table:table-cell>
          <table:table-cell table:formula="of:=IF(AND([.C35]=TRUE();[.D35]=FALSE());1;0)" office:value-type="float" office:value="0">
            <text:p>0</text:p>
          </table:table-cell>
          <table:table-cell table:formula="of:=IF(AND([.C35]=FALSE();[.D35]=TRUE());1;0)" office:value-type="float" office:value="1">
            <text:p>1</text:p>
          </table:table-cell>
          <table:table-cell table:formula="of:=IF(AND([.C35]=FALSE();[.D35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information about an XMPP entity</text:p>
          </table:table-cell>
          <table:table-cell office:value-type="string">
            <text:p>ServiceDiscovery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6]=TRUE();[.D36]=TRUE());1;0)" office:value-type="float" office:value="1">
            <text:p>1</text:p>
          </table:table-cell>
          <table:table-cell table:formula="of:=IF(AND([.C36]=TRUE();[.D36]=FALSE());1;0)" office:value-type="float" office:value="0">
            <text:p>0</text:p>
          </table:table-cell>
          <table:table-cell table:formula="of:=IF(AND([.C36]=FALSE();[.D36]=TRUE());1;0)" office:value-type="float" office:value="0">
            <text:p>0</text:p>
          </table:table-cell>
          <table:table-cell table:formula="of:=IF(AND([.C36]=FALSE();[.D36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information about an XMPP entity</text:p>
          </table:table-cell>
          <table:table-cell office:value-type="string">
            <text:p>DiscoverInfo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37]=TRUE();[.D37]=TRUE());1;0)" office:value-type="float" office:value="0">
            <text:p>0</text:p>
          </table:table-cell>
          <table:table-cell table:formula="of:=IF(AND([.C37]=TRUE();[.D37]=FALSE());1;0)" office:value-type="float" office:value="0">
            <text:p>0</text:p>
          </table:table-cell>
          <table:table-cell table:formula="of:=IF(AND([.C37]=FALSE();[.D37]=TRUE());1;0)" office:value-type="float" office:value="1">
            <text:p>1</text:p>
          </table:table-cell>
          <table:table-cell table:formula="of:=IF(AND([.C37]=FALSE();[.D37]=FALSE());1;0)" office:value-type="float" office:value="0">
            <text:p>0</text:p>
          </table:table-cell>
        </table:table-row>
        <table:table-row table:style-name="ro1">
          <table:table-cell office:value-type="string">
            <text:p>Publish publicly available items</text:p>
          </table:table-cell>
          <table:table-cell office:value-type="string">
            <text:p>DiscoverItems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boolean" office:boolean-value="true">
            <text:p>TRUE</text:p>
          </table:table-cell>
          <table:table-cell table:formula="of:=IF(AND([.C38]=TRUE();[.D38]=TRUE());1;0)" office:value-type="float" office:value="0">
            <text:p>0</text:p>
          </table:table-cell>
          <table:table-cell table:formula="of:=IF(AND([.C38]=TRUE();[.D38]=FALSE());1;0)" office:value-type="float" office:value="1">
            <text:p>1</text:p>
          </table:table-cell>
          <table:table-cell table:formula="of:=IF(AND([.C38]=FALSE();[.D38]=TRUE());1;0)" office:value-type="float" office:value="0">
            <text:p>0</text:p>
          </table:table-cell>
          <table:table-cell table:formula="of:=IF(AND([.C38]=FALSE();[.D38]=FALSE());1;0)" office:value-type="float" office:value="0">
            <text:p>0</text:p>
          </table:table-cell>
        </table:table-row>
        <table:table-row table:style-name="ro1">
          <table:table-cell office:value-type="string">
            <text:p>Publish publicly available items</text:p>
          </table:table-cell>
          <table:table-cell office:value-type="string">
            <text:p>ServiceDiscovery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39]=TRUE();[.D39]=TRUE());1;0)" office:value-type="float" office:value="1">
            <text:p>1</text:p>
          </table:table-cell>
          <table:table-cell table:formula="of:=IF(AND([.C39]=TRUE();[.D39]=FALSE());1;0)" office:value-type="float" office:value="0">
            <text:p>0</text:p>
          </table:table-cell>
          <table:table-cell table:formula="of:=IF(AND([.C39]=FALSE();[.D39]=TRUE());1;0)" office:value-type="float" office:value="0">
            <text:p>0</text:p>
          </table:table-cell>
          <table:table-cell table:formula="of:=IF(AND([.C39]=FALSE();[.D39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 entire roster</text:p>
          </table:table-cell>
          <table:table-cell office:value-type="string">
            <text:p>RosterExchange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0]=TRUE();[.D40]=TRUE());1;0)" office:value-type="float" office:value="1">
            <text:p>1</text:p>
          </table:table-cell>
          <table:table-cell table:formula="of:=IF(AND([.C40]=TRUE();[.D40]=FALSE());1;0)" office:value-type="float" office:value="0">
            <text:p>0</text:p>
          </table:table-cell>
          <table:table-cell table:formula="of:=IF(AND([.C40]=FALSE();[.D40]=TRUE());1;0)" office:value-type="float" office:value="0">
            <text:p>0</text:p>
          </table:table-cell>
          <table:table-cell table:formula="of:=IF(AND([.C40]=FALSE();[.D40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 roster group</text:p>
          </table:table-cell>
          <table:table-cell office:value-type="string">
            <text:p>RosterExchange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1]=TRUE();[.D41]=TRUE());1;0)" office:value-type="float" office:value="1">
            <text:p>1</text:p>
          </table:table-cell>
          <table:table-cell table:formula="of:=IF(AND([.C41]=TRUE();[.D41]=FALSE());1;0)" office:value-type="float" office:value="0">
            <text:p>0</text:p>
          </table:table-cell>
          <table:table-cell table:formula="of:=IF(AND([.C41]=FALSE();[.D41]=TRUE());1;0)" office:value-type="float" office:value="0">
            <text:p>0</text:p>
          </table:table-cell>
          <table:table-cell table:formula="of:=IF(AND([.C41]=FALSE();[.D41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 roster entry</text:p>
          </table:table-cell>
          <table:table-cell office:value-type="string">
            <text:p>RosterExchange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2]=TRUE();[.D42]=TRUE());1;0)" office:value-type="float" office:value="1">
            <text:p>1</text:p>
          </table:table-cell>
          <table:table-cell table:formula="of:=IF(AND([.C42]=TRUE();[.D42]=FALSE());1;0)" office:value-type="float" office:value="0">
            <text:p>0</text:p>
          </table:table-cell>
          <table:table-cell table:formula="of:=IF(AND([.C42]=FALSE();[.D42]=TRUE());1;0)" office:value-type="float" office:value="0">
            <text:p>0</text:p>
          </table:table-cell>
          <table:table-cell table:formula="of:=IF(AND([.C42]=FALSE();[.D42]=FALSE());1;0)" office:value-type="float" office:value="0">
            <text:p>0</text:p>
          </table:table-cell>
        </table:table-row>
        <table:table-row table:style-name="ro1">
          <table:table-cell office:value-type="string">
            <text:p>Receive roster entries</text:p>
          </table:table-cell>
          <table:table-cell office:value-type="string">
            <text:p>RosterExchange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3]=TRUE();[.D43]=TRUE());1;0)" office:value-type="float" office:value="1">
            <text:p>1</text:p>
          </table:table-cell>
          <table:table-cell table:formula="of:=IF(AND([.C43]=TRUE();[.D43]=FALSE());1;0)" office:value-type="float" office:value="0">
            <text:p>0</text:p>
          </table:table-cell>
          <table:table-cell table:formula="of:=IF(AND([.C43]=FALSE();[.D43]=TRUE());1;0)" office:value-type="float" office:value="0">
            <text:p>0</text:p>
          </table:table-cell>
          <table:table-cell table:formula="of:=IF(AND([.C43]=FALSE();[.D43]=FALSE());1;0)" office:value-type="float" office:value="0">
            <text:p>0</text:p>
          </table:table-cell>
        </table:table-row>
        <table:table-row table:style-name="ro1">
          <table:table-cell office:value-type="string">
            <text:p>Receive roster entries</text:p>
          </table:table-cell>
          <table:table-cell office:value-type="string">
            <text:p>RosterExchangeManager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44]=TRUE();[.D44]=TRUE());1;0)" office:value-type="float" office:value="0">
            <text:p>0</text:p>
          </table:table-cell>
          <table:table-cell table:formula="of:=IF(AND([.C44]=TRUE();[.D44]=FALSE());1;0)" office:value-type="float" office:value="0">
            <text:p>0</text:p>
          </table:table-cell>
          <table:table-cell table:formula="of:=IF(AND([.C44]=FALSE();[.D44]=TRUE());1;0)" office:value-type="float" office:value="1">
            <text:p>1</text:p>
          </table:table-cell>
          <table:table-cell table:formula="of:=IF(AND([.C44]=FALSE();[.D44]=FALSE());1;0)" office:value-type="float" office:value="0">
            <text:p>0</text:p>
          </table:table-cell>
        </table:table-row>
        <table:table-row table:style-name="ro1">
          <table:table-cell office:value-type="string">
            <text:p>Receive roster entries</text:p>
          </table:table-cell>
          <table:table-cell office:value-type="string">
            <text:p>Connect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45]=TRUE();[.D45]=TRUE());1;0)" office:value-type="float" office:value="0">
            <text:p>0</text:p>
          </table:table-cell>
          <table:table-cell table:formula="of:=IF(AND([.C45]=TRUE();[.D45]=FALSE());1;0)" office:value-type="float" office:value="0">
            <text:p>0</text:p>
          </table:table-cell>
          <table:table-cell table:formula="of:=IF(AND([.C45]=FALSE();[.D45]=TRUE());1;0)" office:value-type="float" office:value="0">
            <text:p>0</text:p>
          </table:table-cell>
          <table:table-cell table:formula="of:=IF(AND([.C45]=FALSE();[.D45]=FALSE());1;0)" office:value-type="float" office:value="1">
            <text:p>1</text:p>
          </table:table-cell>
        </table:table-row>
        <table:table-row table:style-name="ro1">
          <table:table-cell office:value-type="string">
            <text:p>Roster and Presence</text:p>
          </table:table-cell>
          <table:table-cell office:value-type="string">
            <text:p>Rost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6]=TRUE();[.D46]=TRUE());1;0)" office:value-type="float" office:value="1">
            <text:p>1</text:p>
          </table:table-cell>
          <table:table-cell table:formula="of:=IF(AND([.C46]=TRUE();[.D46]=FALSE());1;0)" office:value-type="float" office:value="0">
            <text:p>0</text:p>
          </table:table-cell>
          <table:table-cell table:formula="of:=IF(AND([.C46]=FALSE();[.D46]=TRUE());1;0)" office:value-type="float" office:value="0">
            <text:p>0</text:p>
          </table:table-cell>
          <table:table-cell table:formula="of:=IF(AND([.C46]=FALSE();[.D46]=FALSE());1;0)" office:value-type="float" office:value="0">
            <text:p>0</text:p>
          </table:table-cell>
        </table:table-row>
        <table:table-row table:style-name="ro1">
          <table:table-cell office:value-type="string">
            <text:p>Roster and Presence</text:p>
          </table:table-cell>
          <table:table-cell office:value-type="string">
            <text:p>Connect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47]=TRUE();[.D47]=TRUE());1;0)" office:value-type="float" office:value="0">
            <text:p>0</text:p>
          </table:table-cell>
          <table:table-cell table:formula="of:=IF(AND([.C47]=TRUE();[.D47]=FALSE());1;0)" office:value-type="float" office:value="0">
            <text:p>0</text:p>
          </table:table-cell>
          <table:table-cell table:formula="of:=IF(AND([.C47]=FALSE();[.D47]=TRUE());1;0)" office:value-type="float" office:value="0">
            <text:p>0</text:p>
          </table:table-cell>
          <table:table-cell table:formula="of:=IF(AND([.C47]=FALSE();[.D47]=FALSE());1;0)" office:value-type="float" office:value="1">
            <text:p>1</text:p>
          </table:table-cell>
        </table:table-row>
        <table:table-row table:style-name="ro1">
          <table:table-cell office:value-type="string">
            <text:p>Compose an XHTML Message - part 2</text:p>
          </table:table-cell>
          <table:table-cell office:value-type="string">
            <text:p>XHTMLTex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8]=TRUE();[.D48]=TRUE());1;0)" office:value-type="float" office:value="1">
            <text:p>1</text:p>
          </table:table-cell>
          <table:table-cell table:formula="of:=IF(AND([.C48]=TRUE();[.D48]=FALSE());1;0)" office:value-type="float" office:value="0">
            <text:p>0</text:p>
          </table:table-cell>
          <table:table-cell table:formula="of:=IF(AND([.C48]=FALSE();[.D48]=TRUE());1;0)" office:value-type="float" office:value="0">
            <text:p>0</text:p>
          </table:table-cell>
          <table:table-cell table:formula="of:=IF(AND([.C48]=FALSE();[.D48]=FALSE());1;0)" office:value-type="float" office:value="0">
            <text:p>0</text:p>
          </table:table-cell>
        </table:table-row>
        <table:table-row table:style-name="ro1">
          <table:table-cell office:value-type="string">
            <text:p>Compose an XHTML Message - part 2</text:p>
          </table:table-cell>
          <table:table-cell office:value-type="string">
            <text:p>XHTML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49]=TRUE();[.D49]=TRUE());1;0)" office:value-type="float" office:value="1">
            <text:p>1</text:p>
          </table:table-cell>
          <table:table-cell table:formula="of:=IF(AND([.C49]=TRUE();[.D49]=FALSE());1;0)" office:value-type="float" office:value="0">
            <text:p>0</text:p>
          </table:table-cell>
          <table:table-cell table:formula="of:=IF(AND([.C49]=FALSE();[.D49]=TRUE());1;0)" office:value-type="float" office:value="0">
            <text:p>0</text:p>
          </table:table-cell>
          <table:table-cell table:formula="of:=IF(AND([.C49]=FALSE();[.D49]=FALSE());1;0)" office:value-type="float" office:value="0">
            <text:p>0</text:p>
          </table:table-cell>
        </table:table-row>
        <table:table-row table:style-name="ro1">
          <table:table-cell office:value-type="string">
            <text:p>Send an XHTML Message</text:p>
          </table:table-cell>
          <table:table-cell office:value-type="string">
            <text:p>Chat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50]=TRUE();[.D50]=TRUE());1;0)" office:value-type="float" office:value="0">
            <text:p>0</text:p>
          </table:table-cell>
          <table:table-cell table:formula="of:=IF(AND([.C50]=TRUE();[.D50]=FALSE());1;0)" office:value-type="float" office:value="0">
            <text:p>0</text:p>
          </table:table-cell>
          <table:table-cell table:formula="of:=IF(AND([.C50]=FALSE();[.D50]=TRUE());1;0)" office:value-type="float" office:value="0">
            <text:p>0</text:p>
          </table:table-cell>
          <table:table-cell table:formula="of:=IF(AND([.C50]=FALSE();[.D50]=FALSE());1;0)" office:value-type="float" office:value="1">
            <text:p>1</text:p>
          </table:table-cell>
        </table:table-row>
        <table:table-row table:style-name="ro1">
          <table:table-cell office:value-type="string">
            <text:p>Send an XHTML Message</text:p>
          </table:table-cell>
          <table:table-cell office:value-type="string">
            <text:p>Connect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51]=TRUE();[.D51]=TRUE());1;0)" office:value-type="float" office:value="0">
            <text:p>0</text:p>
          </table:table-cell>
          <table:table-cell table:formula="of:=IF(AND([.C51]=TRUE();[.D51]=FALSE());1;0)" office:value-type="float" office:value="0">
            <text:p>0</text:p>
          </table:table-cell>
          <table:table-cell table:formula="of:=IF(AND([.C51]=FALSE();[.D51]=TRUE());1;0)" office:value-type="float" office:value="0">
            <text:p>0</text:p>
          </table:table-cell>
          <table:table-cell table:formula="of:=IF(AND([.C51]=FALSE();[.D51]=FALSE());1;0)" office:value-type="float" office:value="1">
            <text:p>1</text:p>
          </table:table-cell>
        </table:table-row>
        <table:table-row table:style-name="ro1">
          <table:table-cell office:value-type="string">
            <text:p>Receive an XHTML Message</text:p>
          </table:table-cell>
          <table:table-cell office:value-type="string">
            <text:p>XHTML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2]=TRUE();[.D52]=TRUE());1;0)" office:value-type="float" office:value="1">
            <text:p>1</text:p>
          </table:table-cell>
          <table:table-cell table:formula="of:=IF(AND([.C52]=TRUE();[.D52]=FALSE());1;0)" office:value-type="float" office:value="0">
            <text:p>0</text:p>
          </table:table-cell>
          <table:table-cell table:formula="of:=IF(AND([.C52]=FALSE();[.D52]=TRUE());1;0)" office:value-type="float" office:value="0">
            <text:p>0</text:p>
          </table:table-cell>
          <table:table-cell table:formula="of:=IF(AND([.C52]=FALSE();[.D52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support for XHTML Messages</text:p>
          </table:table-cell>
          <table:table-cell office:value-type="string">
            <text:p>XHTML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3]=TRUE();[.D53]=TRUE());1;0)" office:value-type="float" office:value="1">
            <text:p>1</text:p>
          </table:table-cell>
          <table:table-cell table:formula="of:=IF(AND([.C53]=TRUE();[.D53]=FALSE());1;0)" office:value-type="float" office:value="0">
            <text:p>0</text:p>
          </table:table-cell>
          <table:table-cell table:formula="of:=IF(AND([.C53]=FALSE();[.D53]=TRUE());1;0)" office:value-type="float" office:value="0">
            <text:p>0</text:p>
          </table:table-cell>
          <table:table-cell table:formula="of:=IF(AND([.C53]=FALSE();[.D53]=FALSE());1;0)" office:value-type="float" office:value="0">
            <text:p>0</text:p>
          </table:table-cell>
        </table:table-row>
        <table:table-row table:style-name="ro1">
          <table:table-cell office:value-type="string">
            <text:p>Create a new Room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4]=TRUE();[.D54]=TRUE());1;0)" office:value-type="float" office:value="1">
            <text:p>1</text:p>
          </table:table-cell>
          <table:table-cell table:formula="of:=IF(AND([.C54]=TRUE();[.D54]=FALSE());1;0)" office:value-type="float" office:value="0">
            <text:p>0</text:p>
          </table:table-cell>
          <table:table-cell table:formula="of:=IF(AND([.C54]=FALSE();[.D54]=TRUE());1;0)" office:value-type="float" office:value="0">
            <text:p>0</text:p>
          </table:table-cell>
          <table:table-cell table:formula="of:=IF(AND([.C54]=FALSE();[.D54]=FALSE());1;0)" office:value-type="float" office:value="0">
            <text:p>0</text:p>
          </table:table-cell>
        </table:table-row>
        <table:table-row table:style-name="ro1">
          <table:table-cell office:value-type="string">
            <text:p>Join a room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5]=TRUE();[.D55]=TRUE());1;0)" office:value-type="float" office:value="1">
            <text:p>1</text:p>
          </table:table-cell>
          <table:table-cell table:formula="of:=IF(AND([.C55]=TRUE();[.D55]=FALSE());1;0)" office:value-type="float" office:value="0">
            <text:p>0</text:p>
          </table:table-cell>
          <table:table-cell table:formula="of:=IF(AND([.C55]=FALSE();[.D55]=TRUE());1;0)" office:value-type="float" office:value="0">
            <text:p>0</text:p>
          </table:table-cell>
          <table:table-cell table:formula="of:=IF(AND([.C55]=FALSE();[.D55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om invitations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6]=TRUE();[.D56]=TRUE());1;0)" office:value-type="float" office:value="1">
            <text:p>1</text:p>
          </table:table-cell>
          <table:table-cell table:formula="of:=IF(AND([.C56]=TRUE();[.D56]=FALSE());1;0)" office:value-type="float" office:value="0">
            <text:p>0</text:p>
          </table:table-cell>
          <table:table-cell table:formula="of:=IF(AND([.C56]=FALSE();[.D56]=TRUE());1;0)" office:value-type="float" office:value="0">
            <text:p>0</text:p>
          </table:table-cell>
          <table:table-cell table:formula="of:=IF(AND([.C56]=FALSE();[.D56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om invitations</text:p>
          </table:table-cell>
          <table:table-cell office:value-type="string">
            <text:p>Invitation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57]=TRUE();[.D57]=TRUE());1;0)" office:value-type="float" office:value="0">
            <text:p>0</text:p>
          </table:table-cell>
          <table:table-cell table:formula="of:=IF(AND([.C57]=TRUE();[.D57]=FALSE());1;0)" office:value-type="float" office:value="0">
            <text:p>0</text:p>
          </table:table-cell>
          <table:table-cell table:formula="of:=IF(AND([.C57]=FALSE();[.D57]=TRUE());1;0)" office:value-type="float" office:value="0">
            <text:p>0</text:p>
          </table:table-cell>
          <table:table-cell table:formula="of:=IF(AND([.C57]=FALSE();[.D57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room invitations</text:p>
          </table:table-cell>
          <table:table-cell office:value-type="string">
            <text:p>InvitationRejection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58]=TRUE();[.D58]=TRUE());1;0)" office:value-type="float" office:value="0">
            <text:p>0</text:p>
          </table:table-cell>
          <table:table-cell table:formula="of:=IF(AND([.C58]=TRUE();[.D58]=FALSE());1;0)" office:value-type="float" office:value="0">
            <text:p>0</text:p>
          </table:table-cell>
          <table:table-cell table:formula="of:=IF(AND([.C58]=FALSE();[.D58]=TRUE());1;0)" office:value-type="float" office:value="0">
            <text:p>0</text:p>
          </table:table-cell>
          <table:table-cell table:formula="of:=IF(AND([.C58]=FALSE();[.D58]=FALSE());1;0)" office:value-type="float" office:value="1">
            <text:p>1</text:p>
          </table:table-cell>
        </table:table-row>
        <table:table-row table:style-name="ro1">
          <table:table-cell office:value-type="string">
            <text:p>Discover MUC support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59]=TRUE();[.D59]=TRUE());1;0)" office:value-type="float" office:value="1">
            <text:p>1</text:p>
          </table:table-cell>
          <table:table-cell table:formula="of:=IF(AND([.C59]=TRUE();[.D59]=FALSE());1;0)" office:value-type="float" office:value="0">
            <text:p>0</text:p>
          </table:table-cell>
          <table:table-cell table:formula="of:=IF(AND([.C59]=FALSE();[.D59]=TRUE());1;0)" office:value-type="float" office:value="0">
            <text:p>0</text:p>
          </table:table-cell>
          <table:table-cell table:formula="of:=IF(AND([.C59]=FALSE();[.D59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joined rooms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0]=TRUE();[.D60]=TRUE());1;0)" office:value-type="float" office:value="1">
            <text:p>1</text:p>
          </table:table-cell>
          <table:table-cell table:formula="of:=IF(AND([.C60]=TRUE();[.D60]=FALSE());1;0)" office:value-type="float" office:value="0">
            <text:p>0</text:p>
          </table:table-cell>
          <table:table-cell table:formula="of:=IF(AND([.C60]=FALSE();[.D60]=TRUE());1;0)" office:value-type="float" office:value="0">
            <text:p>0</text:p>
          </table:table-cell>
          <table:table-cell table:formula="of:=IF(AND([.C60]=FALSE();[.D60]=FALSE());1;0)" office:value-type="float" office:value="0">
            <text:p>0</text:p>
          </table:table-cell>
        </table:table-row>
        <table:table-row table:style-name="ro1">
          <table:table-cell office:value-type="string">
            <text:p>Discover room information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1]=TRUE();[.D61]=TRUE());1;0)" office:value-type="float" office:value="1">
            <text:p>1</text:p>
          </table:table-cell>
          <table:table-cell table:formula="of:=IF(AND([.C61]=TRUE();[.D61]=FALSE());1;0)" office:value-type="float" office:value="0">
            <text:p>0</text:p>
          </table:table-cell>
          <table:table-cell table:formula="of:=IF(AND([.C61]=FALSE();[.D61]=TRUE());1;0)" office:value-type="float" office:value="0">
            <text:p>0</text:p>
          </table:table-cell>
          <table:table-cell table:formula="of:=IF(AND([.C61]=FALSE();[.D61]=FALSE());1;0)" office:value-type="float" office:value="0">
            <text:p>0</text:p>
          </table:table-cell>
        </table:table-row>
        <table:table-row table:style-name="ro1">
          <table:table-cell office:value-type="string">
            <text:p>Start a private chat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2]=TRUE();[.D62]=TRUE());1;0)" office:value-type="float" office:value="1">
            <text:p>1</text:p>
          </table:table-cell>
          <table:table-cell table:formula="of:=IF(AND([.C62]=TRUE();[.D62]=FALSE());1;0)" office:value-type="float" office:value="0">
            <text:p>0</text:p>
          </table:table-cell>
          <table:table-cell table:formula="of:=IF(AND([.C62]=FALSE();[.D62]=TRUE());1;0)" office:value-type="float" office:value="0">
            <text:p>0</text:p>
          </table:table-cell>
          <table:table-cell table:formula="of:=IF(AND([.C62]=FALSE();[.D62]=FALSE());1;0)" office:value-type="float" office:value="0">
            <text:p>0</text:p>
          </table:table-cell>
        </table:table-row>
        <table:table-row table:style-name="ro1">
          <table:table-cell office:value-type="string">
            <text:p>Start a private chat</text:p>
          </table:table-cell>
          <table:table-cell office:value-type="string">
            <text:p>Chat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63]=TRUE();[.D63]=TRUE());1;0)" office:value-type="float" office:value="0">
            <text:p>0</text:p>
          </table:table-cell>
          <table:table-cell table:formula="of:=IF(AND([.C63]=TRUE();[.D63]=FALSE());1;0)" office:value-type="float" office:value="0">
            <text:p>0</text:p>
          </table:table-cell>
          <table:table-cell table:formula="of:=IF(AND([.C63]=FALSE();[.D63]=TRUE());1;0)" office:value-type="float" office:value="0">
            <text:p>0</text:p>
          </table:table-cell>
          <table:table-cell table:formula="of:=IF(AND([.C63]=FALSE();[.D63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changes on room subject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4]=TRUE();[.D64]=TRUE());1;0)" office:value-type="float" office:value="1">
            <text:p>1</text:p>
          </table:table-cell>
          <table:table-cell table:formula="of:=IF(AND([.C64]=TRUE();[.D64]=FALSE());1;0)" office:value-type="float" office:value="0">
            <text:p>0</text:p>
          </table:table-cell>
          <table:table-cell table:formula="of:=IF(AND([.C64]=FALSE();[.D64]=TRUE());1;0)" office:value-type="float" office:value="0">
            <text:p>0</text:p>
          </table:table-cell>
          <table:table-cell table:formula="of:=IF(AND([.C64]=FALSE();[.D64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changes on room subject</text:p>
          </table:table-cell>
          <table:table-cell office:value-type="string">
            <text:p>SubjectUpdated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5]=TRUE();[.D65]=TRUE());1;0)" office:value-type="float" office:value="1">
            <text:p>1</text:p>
          </table:table-cell>
          <table:table-cell table:formula="of:=IF(AND([.C65]=TRUE();[.D65]=FALSE());1;0)" office:value-type="float" office:value="0">
            <text:p>0</text:p>
          </table:table-cell>
          <table:table-cell table:formula="of:=IF(AND([.C65]=FALSE();[.D65]=TRUE());1;0)" office:value-type="float" office:value="0">
            <text:p>0</text:p>
          </table:table-cell>
          <table:table-cell table:formula="of:=IF(AND([.C65]=FALSE();[.D65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le modifications - part 2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6]=TRUE();[.D66]=TRUE());1;0)" office:value-type="float" office:value="1">
            <text:p>1</text:p>
          </table:table-cell>
          <table:table-cell table:formula="of:=IF(AND([.C66]=TRUE();[.D66]=FALSE());1;0)" office:value-type="float" office:value="0">
            <text:p>0</text:p>
          </table:table-cell>
          <table:table-cell table:formula="of:=IF(AND([.C66]=FALSE();[.D66]=TRUE());1;0)" office:value-type="float" office:value="0">
            <text:p>0</text:p>
          </table:table-cell>
          <table:table-cell table:formula="of:=IF(AND([.C66]=FALSE();[.D66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le modifications - part 2</text:p>
          </table:table-cell>
          <table:table-cell office:value-type="string">
            <text:p>ParticipantStatus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7]=TRUE();[.D67]=TRUE());1;0)" office:value-type="float" office:value="1">
            <text:p>1</text:p>
          </table:table-cell>
          <table:table-cell table:formula="of:=IF(AND([.C67]=TRUE();[.D67]=FALSE());1;0)" office:value-type="float" office:value="0">
            <text:p>0</text:p>
          </table:table-cell>
          <table:table-cell table:formula="of:=IF(AND([.C67]=FALSE();[.D67]=TRUE());1;0)" office:value-type="float" office:value="0">
            <text:p>0</text:p>
          </table:table-cell>
          <table:table-cell table:formula="of:=IF(AND([.C67]=FALSE();[.D67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le modifications - part 2</text:p>
          </table:table-cell>
          <table:table-cell office:value-type="string">
            <text:p>UserStatus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68]=TRUE();[.D68]=TRUE());1;0)" office:value-type="float" office:value="1">
            <text:p>1</text:p>
          </table:table-cell>
          <table:table-cell table:formula="of:=IF(AND([.C68]=TRUE();[.D68]=FALSE());1;0)" office:value-type="float" office:value="0">
            <text:p>0</text:p>
          </table:table-cell>
          <table:table-cell table:formula="of:=IF(AND([.C68]=FALSE();[.D68]=TRUE());1;0)" office:value-type="float" office:value="0">
            <text:p>0</text:p>
          </table:table-cell>
          <table:table-cell table:formula="of:=IF(AND([.C68]=FALSE();[.D68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role modifications - part 2</text:p>
          </table:table-cell>
          <table:table-cell office:value-type="string">
            <text:p>DefaultUserStatus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69]=TRUE();[.D69]=TRUE());1;0)" office:value-type="float" office:value="0">
            <text:p>0</text:p>
          </table:table-cell>
          <table:table-cell table:formula="of:=IF(AND([.C69]=TRUE();[.D69]=FALSE());1;0)" office:value-type="float" office:value="0">
            <text:p>0</text:p>
          </table:table-cell>
          <table:table-cell table:formula="of:=IF(AND([.C69]=FALSE();[.D69]=TRUE());1;0)" office:value-type="float" office:value="0">
            <text:p>0</text:p>
          </table:table-cell>
          <table:table-cell table:formula="of:=IF(AND([.C69]=FALSE();[.D69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role modifications - part 2</text:p>
          </table:table-cell>
          <table:table-cell office:value-type="string">
            <text:p>DefaultParticipantStatus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70]=TRUE();[.D70]=TRUE());1;0)" office:value-type="float" office:value="0">
            <text:p>0</text:p>
          </table:table-cell>
          <table:table-cell table:formula="of:=IF(AND([.C70]=TRUE();[.D70]=FALSE());1;0)" office:value-type="float" office:value="0">
            <text:p>0</text:p>
          </table:table-cell>
          <table:table-cell table:formula="of:=IF(AND([.C70]=FALSE();[.D70]=TRUE());1;0)" office:value-type="float" office:value="0">
            <text:p>0</text:p>
          </table:table-cell>
          <table:table-cell table:formula="of:=IF(AND([.C70]=FALSE();[.D70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affiliation modifications - part 2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1]=TRUE();[.D71]=TRUE());1;0)" office:value-type="float" office:value="1">
            <text:p>1</text:p>
          </table:table-cell>
          <table:table-cell table:formula="of:=IF(AND([.C71]=TRUE();[.D71]=FALSE());1;0)" office:value-type="float" office:value="0">
            <text:p>0</text:p>
          </table:table-cell>
          <table:table-cell table:formula="of:=IF(AND([.C71]=FALSE();[.D71]=TRUE());1;0)" office:value-type="float" office:value="0">
            <text:p>0</text:p>
          </table:table-cell>
          <table:table-cell table:formula="of:=IF(AND([.C71]=FALSE();[.D71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affiliation modifications - part 3</text:p>
          </table:table-cell>
          <table:table-cell office:value-type="string">
            <text:p>MultiUserChat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2]=TRUE();[.D72]=TRUE());1;0)" office:value-type="float" office:value="1">
            <text:p>1</text:p>
          </table:table-cell>
          <table:table-cell table:formula="of:=IF(AND([.C72]=TRUE();[.D72]=FALSE());1;0)" office:value-type="float" office:value="0">
            <text:p>0</text:p>
          </table:table-cell>
          <table:table-cell table:formula="of:=IF(AND([.C72]=FALSE();[.D72]=TRUE());1;0)" office:value-type="float" office:value="0">
            <text:p>0</text:p>
          </table:table-cell>
          <table:table-cell table:formula="of:=IF(AND([.C72]=FALSE();[.D72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affiliation modifications - part 3</text:p>
          </table:table-cell>
          <table:table-cell office:value-type="string">
            <text:p>ParticipantStatus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3]=TRUE();[.D73]=TRUE());1;0)" office:value-type="float" office:value="1">
            <text:p>1</text:p>
          </table:table-cell>
          <table:table-cell table:formula="of:=IF(AND([.C73]=TRUE();[.D73]=FALSE());1;0)" office:value-type="float" office:value="0">
            <text:p>0</text:p>
          </table:table-cell>
          <table:table-cell table:formula="of:=IF(AND([.C73]=FALSE();[.D73]=TRUE());1;0)" office:value-type="float" office:value="0">
            <text:p>0</text:p>
          </table:table-cell>
          <table:table-cell table:formula="of:=IF(AND([.C73]=FALSE();[.D73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affiliation modifications - part 3</text:p>
          </table:table-cell>
          <table:table-cell office:value-type="string">
            <text:p>UserStatus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4]=TRUE();[.D74]=TRUE());1;0)" office:value-type="float" office:value="1">
            <text:p>1</text:p>
          </table:table-cell>
          <table:table-cell table:formula="of:=IF(AND([.C74]=TRUE();[.D74]=FALSE());1;0)" office:value-type="float" office:value="0">
            <text:p>0</text:p>
          </table:table-cell>
          <table:table-cell table:formula="of:=IF(AND([.C74]=FALSE();[.D74]=TRUE());1;0)" office:value-type="float" office:value="0">
            <text:p>0</text:p>
          </table:table-cell>
          <table:table-cell table:formula="of:=IF(AND([.C74]=FALSE();[.D74]=FALSE());1;0)" office:value-type="float" office:value="0">
            <text:p>0</text:p>
          </table:table-cell>
        </table:table-row>
        <table:table-row table:style-name="ro1">
          <table:table-cell office:value-type="string">
            <text:p>Manage affiliation modifications - part 3</text:p>
          </table:table-cell>
          <table:table-cell office:value-type="string">
            <text:p>DefaultUserStatus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75]=TRUE();[.D75]=TRUE());1;0)" office:value-type="float" office:value="0">
            <text:p>0</text:p>
          </table:table-cell>
          <table:table-cell table:formula="of:=IF(AND([.C75]=TRUE();[.D75]=FALSE());1;0)" office:value-type="float" office:value="0">
            <text:p>0</text:p>
          </table:table-cell>
          <table:table-cell table:formula="of:=IF(AND([.C75]=FALSE();[.D75]=TRUE());1;0)" office:value-type="float" office:value="0">
            <text:p>0</text:p>
          </table:table-cell>
          <table:table-cell table:formula="of:=IF(AND([.C75]=FALSE();[.D75]=FALSE());1;0)" office:value-type="float" office:value="1">
            <text:p>1</text:p>
          </table:table-cell>
        </table:table-row>
        <table:table-row table:style-name="ro1">
          <table:table-cell office:value-type="string">
            <text:p>Manage affiliation modifications - part 3</text:p>
          </table:table-cell>
          <table:table-cell office:value-type="string">
            <text:p>DefaultParticipantStatusListener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76]=TRUE();[.D76]=TRUE());1;0)" office:value-type="float" office:value="0">
            <text:p>0</text:p>
          </table:table-cell>
          <table:table-cell table:formula="of:=IF(AND([.C76]=TRUE();[.D76]=FALSE());1;0)" office:value-type="float" office:value="0">
            <text:p>0</text:p>
          </table:table-cell>
          <table:table-cell table:formula="of:=IF(AND([.C76]=FALSE();[.D76]=TRUE());1;0)" office:value-type="float" office:value="0">
            <text:p>0</text:p>
          </table:table-cell>
          <table:table-cell table:formula="of:=IF(AND([.C76]=FALSE();[.D76]=FALSE());1;0)" office:value-type="float" office:value="1">
            <text:p>1</text:p>
          </table:table-cell>
        </table:table-row>
        <table:table-row table:style-name="ro1">
          <table:table-cell office:value-type="string">
            <text:p>Messaging using Chats</text:p>
          </table:table-cell>
          <table:table-cell office:value-type="string">
            <text:p>Chat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77]=TRUE();[.D77]=TRUE());1;0)" office:value-type="float" office:value="0">
            <text:p>0</text:p>
          </table:table-cell>
          <table:table-cell table:formula="of:=IF(AND([.C77]=TRUE();[.D77]=FALSE());1;0)" office:value-type="float" office:value="0">
            <text:p>0</text:p>
          </table:table-cell>
          <table:table-cell table:formula="of:=IF(AND([.C77]=FALSE();[.D77]=TRUE());1;0)" office:value-type="float" office:value="0">
            <text:p>0</text:p>
          </table:table-cell>
          <table:table-cell table:formula="of:=IF(AND([.C77]=FALSE();[.D77]=FALSE());1;0)" office:value-type="float" office:value="1">
            <text:p>1</text:p>
          </table:table-cell>
        </table:table-row>
        <table:table-row table:style-name="ro1">
          <table:table-cell office:value-type="string">
            <text:p>Requesting Event Notifications</text:p>
          </table:table-cell>
          <table:table-cell office:value-type="string">
            <text:p>MessageEvent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8]=TRUE();[.D78]=TRUE());1;0)" office:value-type="float" office:value="1">
            <text:p>1</text:p>
          </table:table-cell>
          <table:table-cell table:formula="of:=IF(AND([.C78]=TRUE();[.D78]=FALSE());1;0)" office:value-type="float" office:value="0">
            <text:p>0</text:p>
          </table:table-cell>
          <table:table-cell table:formula="of:=IF(AND([.C78]=FALSE();[.D78]=TRUE());1;0)" office:value-type="float" office:value="0">
            <text:p>0</text:p>
          </table:table-cell>
          <table:table-cell table:formula="of:=IF(AND([.C78]=FALSE();[.D78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 Requests</text:p>
          </table:table-cell>
          <table:table-cell office:value-type="string">
            <text:p>DefaultMessageEventRequest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79]=TRUE();[.D79]=TRUE());1;0)" office:value-type="float" office:value="1">
            <text:p>1</text:p>
          </table:table-cell>
          <table:table-cell table:formula="of:=IF(AND([.C79]=TRUE();[.D79]=FALSE());1;0)" office:value-type="float" office:value="0">
            <text:p>0</text:p>
          </table:table-cell>
          <table:table-cell table:formula="of:=IF(AND([.C79]=FALSE();[.D79]=TRUE());1;0)" office:value-type="float" office:value="0">
            <text:p>0</text:p>
          </table:table-cell>
          <table:table-cell table:formula="of:=IF(AND([.C79]=FALSE();[.D79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 Requests</text:p>
          </table:table-cell>
          <table:table-cell office:value-type="string">
            <text:p>MessageEvent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80]=TRUE();[.D80]=TRUE());1;0)" office:value-type="float" office:value="1">
            <text:p>1</text:p>
          </table:table-cell>
          <table:table-cell table:formula="of:=IF(AND([.C80]=TRUE();[.D80]=FALSE());1;0)" office:value-type="float" office:value="0">
            <text:p>0</text:p>
          </table:table-cell>
          <table:table-cell table:formula="of:=IF(AND([.C80]=FALSE();[.D80]=TRUE());1;0)" office:value-type="float" office:value="0">
            <text:p>0</text:p>
          </table:table-cell>
          <table:table-cell table:formula="of:=IF(AND([.C80]=FALSE();[.D80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 Requests</text:p>
          </table:table-cell>
          <table:table-cell office:value-type="string">
            <text:p>Connect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81]=TRUE();[.D81]=TRUE());1;0)" office:value-type="float" office:value="0">
            <text:p>0</text:p>
          </table:table-cell>
          <table:table-cell table:formula="of:=IF(AND([.C81]=TRUE();[.D81]=FALSE());1;0)" office:value-type="float" office:value="0">
            <text:p>0</text:p>
          </table:table-cell>
          <table:table-cell table:formula="of:=IF(AND([.C81]=FALSE();[.D81]=TRUE());1;0)" office:value-type="float" office:value="0">
            <text:p>0</text:p>
          </table:table-cell>
          <table:table-cell table:formula="of:=IF(AND([.C81]=FALSE();[.D81]=FALSE());1;0)" office:value-type="float" office:value="1">
            <text:p>1</text:p>
          </table:table-cell>
        </table:table-row>
        <table:table-row table:style-name="ro1">
          <table:table-cell office:value-type="string">
            <text:p>Reacting to Event Notification Requests</text:p>
          </table:table-cell>
          <table:table-cell office:value-type="string">
            <text:p>MessageEventRequestListener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82]=TRUE();[.D82]=TRUE());1;0)" office:value-type="float" office:value="0">
            <text:p>0</text:p>
          </table:table-cell>
          <table:table-cell table:formula="of:=IF(AND([.C82]=TRUE();[.D82]=FALSE());1;0)" office:value-type="float" office:value="0">
            <text:p>0</text:p>
          </table:table-cell>
          <table:table-cell table:formula="of:=IF(AND([.C82]=FALSE();[.D82]=TRUE());1;0)" office:value-type="float" office:value="1">
            <text:p>1</text:p>
          </table:table-cell>
          <table:table-cell table:formula="of:=IF(AND([.C82]=FALSE();[.D82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 Requests - part 2</text:p>
          </table:table-cell>
          <table:table-cell office:value-type="string">
            <text:p>DefaultMessageEventRequestListener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83]=TRUE();[.D83]=TRUE());1;0)" office:value-type="float" office:value="0">
            <text:p>0</text:p>
          </table:table-cell>
          <table:table-cell table:formula="of:=IF(AND([.C83]=TRUE();[.D83]=FALSE());1;0)" office:value-type="float" office:value="0">
            <text:p>0</text:p>
          </table:table-cell>
          <table:table-cell table:formula="of:=IF(AND([.C83]=FALSE();[.D83]=TRUE());1;0)" office:value-type="float" office:value="1">
            <text:p>1</text:p>
          </table:table-cell>
          <table:table-cell table:formula="of:=IF(AND([.C83]=FALSE();[.D83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 Requests - part 2</text:p>
          </table:table-cell>
          <table:table-cell office:value-type="string">
            <text:p>MessageEventManager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table:formula="of:=IF(AND([.C84]=TRUE();[.D84]=TRUE());1;0)" office:value-type="float" office:value="0">
            <text:p>0</text:p>
          </table:table-cell>
          <table:table-cell table:formula="of:=IF(AND([.C84]=TRUE();[.D84]=FALSE());1;0)" office:value-type="float" office:value="0">
            <text:p>0</text:p>
          </table:table-cell>
          <table:table-cell table:formula="of:=IF(AND([.C84]=FALSE();[.D84]=TRUE());1;0)" office:value-type="float" office:value="1">
            <text:p>1</text:p>
          </table:table-cell>
          <table:table-cell table:formula="of:=IF(AND([.C84]=FALSE();[.D84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s</text:p>
          </table:table-cell>
          <table:table-cell office:value-type="string">
            <text:p>MessageEventNotificationListen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85]=TRUE();[.D85]=TRUE());1;0)" office:value-type="float" office:value="1">
            <text:p>1</text:p>
          </table:table-cell>
          <table:table-cell table:formula="of:=IF(AND([.C85]=TRUE();[.D85]=FALSE());1;0)" office:value-type="float" office:value="0">
            <text:p>0</text:p>
          </table:table-cell>
          <table:table-cell table:formula="of:=IF(AND([.C85]=FALSE();[.D85]=TRUE());1;0)" office:value-type="float" office:value="0">
            <text:p>0</text:p>
          </table:table-cell>
          <table:table-cell table:formula="of:=IF(AND([.C85]=FALSE();[.D85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s</text:p>
          </table:table-cell>
          <table:table-cell office:value-type="string">
            <text:p>MessageEventManager</text:p>
          </table:table-cell>
          <table:table-cell table:number-columns-repeated="2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 table:formula="of:=IF(AND([.C86]=TRUE();[.D86]=TRUE());1;0)" office:value-type="float" office:value="1">
            <text:p>1</text:p>
          </table:table-cell>
          <table:table-cell table:formula="of:=IF(AND([.C86]=TRUE();[.D86]=FALSE());1;0)" office:value-type="float" office:value="0">
            <text:p>0</text:p>
          </table:table-cell>
          <table:table-cell table:formula="of:=IF(AND([.C86]=FALSE();[.D86]=TRUE());1;0)" office:value-type="float" office:value="0">
            <text:p>0</text:p>
          </table:table-cell>
          <table:table-cell table:formula="of:=IF(AND([.C86]=FALSE();[.D86]=FALSE());1;0)" office:value-type="float" office:value="0">
            <text:p>0</text:p>
          </table:table-cell>
        </table:table-row>
        <table:table-row table:style-name="ro1">
          <table:table-cell office:value-type="string">
            <text:p>Reacting to Event Notifications</text:p>
          </table:table-cell>
          <table:table-cell office:value-type="string">
            <text:p>Connection</text:p>
          </table:table-cell>
          <table:table-cell table:number-columns-repeated="2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table:formula="of:=IF(AND([.C87]=TRUE();[.D87]=TRUE());1;0)" office:value-type="float" office:value="0">
            <text:p>0</text:p>
          </table:table-cell>
          <table:table-cell table:formula="of:=IF(AND([.C87]=TRUE();[.D87]=FALSE());1;0)" office:value-type="float" office:value="0">
            <text:p>0</text:p>
          </table:table-cell>
          <table:table-cell table:formula="of:=IF(AND([.C87]=FALSE();[.D87]=TRUE());1;0)" office:value-type="float" office:value="0">
            <text:p>0</text:p>
          </table:table-cell>
          <table:table-cell table:formula="of:=IF(AND([.C87]=FALSE();[.D87]=FALSE());1;0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SUM([.C2:.C87])" office:value-type="float" office:value="57">
            <text:p>57</text:p>
          </table:table-cell>
          <table:table-cell table:style-name="ce2" table:formula="of:=SUM([.D2:.D87])" office:value-type="float" office:value="59">
            <text:p>59</text:p>
          </table:table-cell>
          <table:table-cell office:value-type="float" office:value="14">
            <text:p>14</text:p>
          </table:table-cell>
          <table:table-cell table:style-name="Default"/>
          <table:table-cell table:formula="of:=SUM([.G2:.G87])" office:value-type="float" office:value="51">
            <text:p>51</text:p>
          </table:table-cell>
          <table:table-cell table:formula="of:=SUM([.H2:.H87])" office:value-type="float" office:value="6">
            <text:p>6</text:p>
          </table:table-cell>
          <table:table-cell table:formula="of:=SUM([.I2:.I87])" office:value-type="float" office:value="8">
            <text:p>8</text:p>
          </table:table-cell>
          <table:table-cell table:formula="of:=SUM([.J2:.J87])" office:value-type="float" office:value="21">
            <text:p>21</text:p>
          </table:table-cell>
        </table:table-row>
        <table:table-row table:style-name="ro1">
          <table:table-cell office:value-type="string">
            <text:p>count</text:p>
          </table:table-cell>
          <table:table-cell office:value-type="float" office:value="86">
            <text:p>86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office:value-type="string">
            <text:p>P(a)</text:p>
          </table:table-cell>
          <table:table-cell table:formula="of:=([.G88]+[.J88])/[.B89]" office:value-type="float" office:value="0.837209302325581">
            <text:p>0.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office:value-type="string">
            <text:p>Yes prob</text:p>
          </table:table-cell>
          <table:table-cell table:formula="of:=([.C88]/[.B89])*([.D88]/[.B89])" office:value-type="float" office:value="0.454705246078962">
            <text:p>0.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office:value-type="string">
            <text:p>No prob</text:p>
          </table:table-cell>
          <table:table-cell table:formula="of:=(([.B89]-[.C88])/[.B89])*(([.B89]-[.D88])/[.B89])" office:value-type="float" office:value="0.105868036776636">
            <text:p>0.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office:value-type="string">
            <text:p>P(e)</text:p>
          </table:table-cell>
          <table:table-cell table:formula="of:=[.G92]+[.G93]" office:value-type="float" office:value="0.560573282855598">
            <text:p>0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office:value-type="string">
            <text:p>kappa</text:p>
          </table:table-cell>
          <table:table-cell table:formula="of:=([.G91]-[.G94])/(1-[.G94])" office:value-type="float" office:value="0.629538461538462">
            <text:p>0.63</text:p>
          </table:table-cell>
          <table:table-cell table:number-columns-repeated="3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11/08/2013</text:date>, <text:time>15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3-08-11T15:23:12.20</dc:date>
    <dc:creator>Gayane Petrosyan</dc:creator>
    <meta:editing-duration>PT00H13M50S</meta:editing-duration>
    <meta:editing-cycles>2</meta:editing-cycles>
    <meta:document-statistic meta:table-count="1" meta:cell-count="883" meta:object-count="0"/>
  </office:meta>
</office:document-meta>
</file>